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2" office:value-type="string">
            <text:p>CHECKING BUILDING</text:p>
          </table:table-cell>
          <table:table-cell table:style-name="ce24" office:value-type="float" office:value="44940">
            <text:p>44,940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2" office:value-type="string">
            <text:p>VEHICLE STOP</text:p>
          </table:table-cell>
          <table:table-cell table:style-name="ce24" office:value-type="float" office:value="20374">
            <text:p>20,374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2" office:value-type="string">
            <text:p>BUSY ON INVESTIGATION</text:p>
          </table:table-cell>
          <table:table-cell table:style-name="ce24" office:value-type="float" office:value="4080">
            <text:p>4,080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2" office:value-type="string">
            <text:p>COMMUNITY POLICING PROJECT</text:p>
          </table:table-cell>
          <table:table-cell table:style-name="ce24" office:value-type="float" office:value="3543">
            <text:p>3,543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2" office:value-type="string">
            <text:p>PICK UP PAPERWORK</text:p>
          </table:table-cell>
          <table:table-cell table:style-name="ce24" office:value-type="float" office:value="3024">
            <text:p>3,024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2" office:value-type="string">
            <text:p>SEE COMPLAINANT</text:p>
          </table:table-cell>
          <table:table-cell table:style-name="ce24" office:value-type="float" office:value="2833">
            <text:p>2,833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2" office:value-type="string">
            <text:p>TRAFFIC DETAIL</text:p>
          </table:table-cell>
          <table:table-cell table:style-name="ce24" office:value-type="float" office:value="2420">
            <text:p>2,420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2" office:value-type="string">
            <text:p>MOTORIST NEEDS ASSISTANCE</text:p>
          </table:table-cell>
          <table:table-cell table:style-name="ce24" office:value-type="float" office:value="2077">
            <text:p>2,077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2" office:value-type="string">
            <text:p>SUSPICIOUS PERSON</text:p>
          </table:table-cell>
          <table:table-cell table:style-name="ce24" office:value-type="float" office:value="1568">
            <text:p>1,568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2" office:value-type="string">
            <text:p>EXECUTE WARRANT</text:p>
          </table:table-cell>
          <table:table-cell table:style-name="ce24" office:value-type="float" office:value="1483">
            <text:p>1,483</text:p>
          </table:table-cell>
        </table:table-row>
        <table:table-row table:number-rows-repeated="1" table:style-name="ro1"/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